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T19" style:parent-style-name="Standardnípísmoodstavce" style:family="text">
      <style:text-properties fo:color="#000000"/>
    </style:style>
    <style:style style:name="P20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8/2022<text:bookmark-end text:name="Text14"/></text:p>
            <text:p text:style-name="Normální">KVOP-52657/2022<text:bookmark-end text:name="Text2"/></text:p>
            <text:p text:style-name="Normální"><text:bookmark-start text:name="Text6"/>05. 10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/text:p>
            <text:p text:style-name="Normální"/>
            <text:p text:style-name="Normální">Vážený pan<text:bookmark-end text:name="Text13"/></text:p>
            <text:p text:style-name="Normální">Mgr.<text:s/><text:bookmark-end text:name="Text7"/>J. V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>Sdělení o vyřízení žádosti o informace podle zákona č. 106/1999 Sb., o svobodném přístupu k informacím</text:h>
      <text:p text:style-name="Základnítext">Vážený pane magistře,</text:p>
      <text:p text:style-name="Základnítext">dne<text:s/><text:span text:style-name="T19">4. října 2022</text:span><text:s/>obdržela Kancelář veřejného ochránce práv Vaši žádost o informace. Žádáte o zaslání Sborníku stanovisek veřejného ochránce práv – Vězeňství II, případně o zaslání dalšího sborníku v uvedené oblasti, pokud byl vydán.<text:s/></text:p>
      <text:p text:style-name="Základnítext">Uvedenou publikaci zasílám v příloze. Další sborník z oblasti vězeňství nebyl veřejným ochránce práv vydán a v současné době se ani neuvažuje o jeho vydání.</text:p>
      <text:p text:style-name="Základnítext">S pozdravem</text:p>
      <text:p text:style-name="P20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>Příloha</text:p>
      <text:p text:style-name="Normální">Sborník stanovisek veřejného ochránce práv – Vězeňství II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YRU2*</text:span></text:p>
        <text:p text:style-name="P12"><text:span text:style-name="T13">KVOPX00CYRU2</text:span>KVOPX00CYRU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07T12:46:00Z</meta:creation-date>
    <dc:date>2022-11-07T12:52:00Z</dc:date>
    <meta:print-date>2022-10-10T09:00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4" meta:character-count="791" meta:row-count="5" meta:non-whitespace-character-count="678"/>
  </office:meta>
</office:document-meta>
</file>